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c0214" officeooo:paragraph-rsid="001c0214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c0214" officeooo:paragraph-rsid="001c0214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a89b" officeooo:paragraph-rsid="001da89b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c0214" officeooo:paragraph-rsid="001c0214"/>
    </style:style>
    <style:style style:name="T1" style:family="text">
      <style:text-properties officeooo:rsid="001da8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ploi dans les métiers de l’informatique</text:p>
      <text:p text:style-name="P1"/>
      <text:p text:style-name="P2"/>
      <text:p text:style-name="P2">1. <text:span text:style-name="T1">Des métiers recherchés ?</text:span></text:p>
      <text:p text:style-name="P2"/>
      <text:p text:style-name="P3">⇒ Pénurie dans certains domaines</text:p>
      <text:p text:style-name="P3"><text:tab/>⇒ Dev back, front ,app</text:p>
      <text:p text:style-name="P3"><text:tab/>⇒ Chef de projet</text:p>
      <text:p text:style-name="P3"><text:tab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3:55:00.095589281</meta:creation-date>
    <dc:date>2023-11-07T13:57:14.680913289</dc:date>
    <meta:editing-duration>PT2M16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6" meta:word-count="25" meta:character-count="141" meta:non-whitespace-character-count="118"/>
  </office:meta>
</office:document-meta>
</file>